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807cm" table:align="left"/>
    </style:style>
    <style:style style:name="Table1.A" style:family="table-column">
      <style:table-column-properties style:column-width="2.489cm"/>
    </style:style>
    <style:style style:name="Table1.B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442cm" table:align="left"/>
    </style:style>
    <style:style style:name="Table2.A" style:family="table-column">
      <style:table-column-properties style:column-width="1.914cm"/>
    </style:style>
    <style:style style:name="Table2.B" style:family="table-column">
      <style:table-column-properties style:column-width="8.528cm"/>
    </style:style>
    <style:style style:name="Table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53cm" fo:border-left="0.75pt double #808080" fo:border-right="0.75pt double #808080" fo:border-top="0.75pt double #808080" fo:border-bottom="0.2pt double #808080"/>
    </style:style>
    <style:style style:name="Table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53cm" fo:border-left="0.2pt double #808080" fo:border-right="0.75pt double #808080" fo:border-top="0.75pt double #808080" fo:border-bottom="0.2pt double #808080"/>
    </style:style>
    <style:style style:name="Table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53cm" fo:border-left="0.75pt double #808080" fo:border-right="0.75pt double #808080" fo:border-top="none" fo:border-bottom="0.2pt double #808080"/>
    </style:style>
    <style:style style:name="Table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53cm" fo:border-left="0.2pt double #808080" fo:border-right="0.75pt double #808080" fo:border-top="none" fo:border-bottom="0.2pt double #808080"/>
    </style:style>
    <style:style style:name="Table2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53cm" fo:border-left="0.75pt double #808080" fo:border-right="0.75pt double #808080" fo:border-top="none" fo:border-bottom="0.75pt double #808080"/>
    </style:style>
    <style:style style:name="Table2.B5" style:family="table-cell">
      <style:table-cell-properties style:vertical-align="middle" style:border-line-width-left="0.002cm 0.004cm 0.002cm" style:border-line-width-right="0.009cm 0.009cm 0.009cm" style:border-line-width-bottom="0.009cm 0.009cm 0.009cm" fo:padding="0.053cm" fo:border-left="0.2pt double #808080" fo:border-right="0.75pt double #808080" fo:border-top="none" fo:border-bottom="0.75pt double #808080"/>
    </style:style>
    <style:style style:name="P1" style:family="paragraph" style:parent-style-name="Header">
      <style:text-properties fo:color="#dc2300" fo:font-size="28pt" style:text-underline-style="solid" style:text-underline-width="bold" style:text-underline-color="#dc2300" officeooo:paragraph-rsid="000d0825" fo:background-color="transparent" style:font-size-asian="28pt" style:font-size-complex="28pt"/>
    </style:style>
    <style:style style:name="P2" style:family="paragraph" style:parent-style-name="Footer">
      <style:paragraph-properties>
        <style:tab-stops>
          <style:tab-stop style:position="4.524cm"/>
          <style:tab-stop style:position="15cm"/>
          <style:tab-stop style:position="17cm"/>
        </style:tab-stops>
      </style:paragraph-properties>
      <style:text-properties fo:font-size="10pt" officeooo:paragraph-rsid="01d21233" style:font-size-asian="10pt" style:font-size-complex="10pt"/>
    </style:style>
    <style:style style:name="P3" style:family="paragraph" style:parent-style-name="Table_20_Contents">
      <style:text-properties officeooo:paragraph-rsid="00431c82"/>
    </style:style>
    <style:style style:name="P4" style:family="paragraph" style:parent-style-name="Table_20_Contents">
      <style:text-properties officeooo:paragraph-rsid="000eb4fc"/>
    </style:style>
    <style:style style:name="P5" style:family="paragraph" style:parent-style-name="Table_20_Contents">
      <style:text-properties officeooo:rsid="000f5486" officeooo:paragraph-rsid="000f5486"/>
    </style:style>
    <style:style style:name="P6" style:family="paragraph" style:parent-style-name="Table_20_Contents">
      <style:text-properties officeooo:rsid="00431c82" officeooo:paragraph-rsid="00431c82"/>
    </style:style>
    <style:style style:name="P7" style:family="paragraph" style:parent-style-name="Text_20_body">
      <style:text-properties officeooo:paragraph-rsid="00431c82"/>
    </style:style>
    <style:style style:name="P8" style:family="paragraph" style:parent-style-name="Text_20_body">
      <style:text-properties officeooo:rsid="0046eb03" officeooo:paragraph-rsid="0046eb03"/>
    </style:style>
    <style:style style:name="P9" style:family="paragraph" style:parent-style-name="Text_20_body">
      <style:text-properties officeooo:rsid="00480c63" officeooo:paragraph-rsid="00480c63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0c7fc1" officeooo:paragraph-rsid="000eb4fc"/>
    </style:style>
    <style:style style:name="P11" style:family="paragraph" style:parent-style-name="Title">
      <style:text-properties officeooo:rsid="00431c82" officeooo:paragraph-rsid="00431c82"/>
    </style:style>
    <style:style style:name="P12" style:family="paragraph" style:parent-style-name="Heading_20_1">
      <style:text-properties officeooo:rsid="0046eb03" officeooo:paragraph-rsid="0046eb03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4bbdaa"/>
    </style:style>
    <style:style style:name="P15" style:family="paragraph" style:parent-style-name="Text_20_body" style:list-style-name="L2">
      <style:text-properties officeooo:paragraph-rsid="00431c82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paragraph-rsid="00431c82"/>
    </style:style>
    <style:style style:name="T1" style:family="text">
      <style:text-properties officeooo:rsid="000d0825"/>
    </style:style>
    <style:style style:name="T2" style:family="text">
      <style:text-properties officeooo:rsid="000f5486"/>
    </style:style>
    <style:style style:name="T3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style:font-name="Liberation Sans" fo:font-size="28pt" fo:font-weight="bold" officeooo:rsid="0018ee95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officeooo:rsid="00431c82"/>
    </style:style>
    <style:style style:name="T6" style:family="text">
      <style:text-properties officeooo:rsid="0046eb03"/>
    </style:style>
    <style:style style:name="T7" style:family="text">
      <style:text-properties officeooo:rsid="00480c63"/>
    </style:style>
    <style:style style:name="T8" style:family="text">
      <style:text-properties officeooo:rsid="004bbda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D</text:span><text:span text:style-name="T3">une NVME FPGA Tests</text:span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ct</text:p>
          </table:table-cell>
          <table:table-cell table:style-name="Table1.B1" office:value-type="string">
            <text:p text:style-name="P5">DuneNvme</text:p>
          </table:table-cell>
        </table:table-row>
        <table:table-row>
          <table:table-cell table:style-name="Table1.A2" office:value-type="string">
            <text:p text:style-name="P4">Date</text:p>
          </table:table-cell>
          <table:table-cell table:style-name="Table1.B2" office:value-type="string">
            <text:p text:style-name="P4">20<text:span text:style-name="T2">20-03-16</text:span></text:p>
          </table:table-cell>
        </table:table-row>
        <table:table-row>
          <table:table-cell table:style-name="Table1.A2" office:value-type="string">
            <text:p text:style-name="P4">Reference</text:p>
          </table:table-cell>
          <table:table-cell table:style-name="Table1.B2" office:value-type="string">
            <text:p text:style-name="P5">DuneNvme<text:span text:style-name="T7">Test</text:span></text:p>
          </table:table-cell>
        </table:table-row>
        <table:table-row>
          <table:table-cell table:style-name="Table1.A2" office:value-type="string">
            <text:p text:style-name="P4">Author</text:p>
          </table:table-cell>
          <table:table-cell table:style-name="Table1.B2" office:value-type="string">
            <text:p text:style-name="P4">Dr Terry Barnaby</text:p>
          </table:table-cell>
        </table:table-row>
      </table:table>
      <text:h text:style-name="Heading_20_1" text:outline-level="1">Introduction</text:h>
      <text:p text:style-name="P9">This directory contains a simple NVMe test environment that allows experimentation with the low level PCIe NVMe interfaces as available on a Xilinx FPGA environment.</text:p>
      <text:p text:style-name="P7">Th<text:span text:style-name="T7">e directory contains </text:span>the source code, simulation environment and build environment for the <text:span text:style-name="T5">NVME test</text:span> FPGA firmware <text:span text:style-name="T7">as well as the nvme_test host software</text:span>.</text:p>
      <text:h text:style-name="Heading_20_1" text:outline-level="1">Directori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src</text:p>
          </table:table-cell>
          <table:table-cell table:style-name="Table2.B1" office:value-type="string">
            <text:p text:style-name="P3">The main VHDL source code</text:p>
          </table:table-cell>
        </table:table-row>
        <table:table-row>
          <table:table-cell table:style-name="Table2.A2" office:value-type="string">
            <text:p text:style-name="P3">ip-core</text:p>
          </table:table-cell>
          <table:table-cell table:style-name="Table2.B2" office:value-type="string">
            <text:p text:style-name="P3">IP cores <text:span text:style-name="T5">generated with Vivado</text:span></text:p>
          </table:table-cell>
        </table:table-row>
        <table:table-row>
          <table:table-cell table:style-name="Table2.A2" office:value-type="string">
            <text:p text:style-name="P3">sim</text:p>
          </table:table-cell>
          <table:table-cell table:style-name="Table2.B2" office:value-type="string">
            <text:p text:style-name="P3">The simulation environment</text:p>
          </table:table-cell>
        </table:table-row>
        <table:table-row>
          <table:table-cell table:style-name="Table2.A2" office:value-type="string">
            <text:p text:style-name="P6">vivado</text:p>
          </table:table-cell>
          <table:table-cell table:style-name="Table2.B2" office:value-type="string">
            <text:p text:style-name="P3">The build environment</text:p>
          </table:table-cell>
        </table:table-row>
        <table:table-row>
          <table:table-cell table:style-name="Table2.A5" office:value-type="string">
            <text:p text:style-name="P3">test</text:p>
          </table:table-cell>
          <table:table-cell table:style-name="Table2.B5" office:value-type="string">
            <text:p text:style-name="P3">Host test programs accessing the FPGA firmware</text:p>
          </table:table-cell>
        </table:table-row>
      </table:table>
      <text:h text:style-name="P12" text:outline-level="1">Test Program</text:h>
      <text:p text:style-name="P8">The test Linux host program is in the test directory and is called nvme_test. This program communicates with an NVMe device through the FPGA connected to the host machines PCIe bus. This program allows experimentation with the NVMe low level PCIe interface.</text:p>
      <text:h text:style-name="Heading_20_1" text:outline-level="1">Build<text:span text:style-name="T5">ing the FPGA bit file and programming</text:span></text:h>
      <text:list xml:id="list2908505328" text:style-name="L1">
        <text:list-item>
          <text:p text:style-name="P13">cd <text:span text:style-name="T5">vivado</text:span> </text:p>
        </text:list-item>
        <text:list-item>
          <text:p text:style-name="P14">make clean</text:p>
        </text:list-item>
        <text:list-item>
          <text:p text:style-name="P14"><text:span text:style-name="T8">make</text:span> all </text:p>
        </text:list-item>
        <text:list-item>
          <text:p text:style-name="P13">make program</text:p>
        </text:list-item>
      </text:list>
      <text:h text:style-name="Heading_20_1" text:outline-level="1">To Simulate <text:span text:style-name="T6">FPGA</text:span></text:h>
      <text:list xml:id="list1491451788" text:style-name="L2">
        <text:list-item>
          <text:p text:style-name="P16">cd sim </text:p>
        </text:list-item>
        <text:list-item>
          <text:p text:style-name="P16">Edit Makefile and testbench files for simulation required</text:p>
        </text:list-item>
        <text:list-item>
          <text:p text:style-name="P16"><text:soft-page-break/>make </text:p>
        </text:list-item>
        <text:list-item>
          <text:p text:style-name="P15">make view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dc2300" fo:font-size="28pt" style:text-underline-style="solid" style:text-underline-width="bold" style:text-underline-color="#dc2300" officeooo:paragraph-rsid="000d0825" fo:background-color="transparent" style:font-size-asian="28pt" style:font-size-complex="28pt"/>
    </style:style>
    <style:style style:name="MP2" style:family="paragraph" style:parent-style-name="Footer">
      <style:paragraph-properties>
        <style:tab-stops>
          <style:tab-stop style:position="4.524cm"/>
          <style:tab-stop style:position="15cm"/>
          <style:tab-stop style:position="17cm"/>
        </style:tab-stops>
      </style:paragraph-properties>
      <style:text-properties fo:font-size="10pt" officeooo:paragraph-rsid="01d21233" style:font-size-asian="10pt" style:font-size-complex="10pt"/>
    </style:style>
    <style:style style:name="MT1" style:family="text">
      <style:text-properties officeooo:rsid="000d082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EAM <text:s text:c="6"/></text:p>
      </style:header>
      <style:footer>
        <text:p text:style-name="MP2"><text:span text:style-name="MT1">Dune NVMe Storage Design, Beam Ltd<text:tab/>Page: </text:span><text:span text:style-name="MT1"><text:page-number text:select-page="current">2</text:page-number></text:span><text:span text:style-name="MT1"><text:s/>of 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07:53:06.463761234</meta:creation-date>
    <dc:date>2020-04-06T11:11:53.965012160</dc:date>
    <meta:editing-duration>PT4H12S</meta:editing-duration>
    <meta:editing-cycles>54</meta:editing-cycles>
    <meta:generator>LibreOffice/6.3.5.2$Linux_X86_64 LibreOffice_project/30$Build-2</meta:generator>
    <dc:creator>Terry Barnaby</dc:creator>
    <meta:document-statistic meta:table-count="2" meta:image-count="0" meta:object-count="0" meta:page-count="2" meta:paragraph-count="37" meta:word-count="192" meta:character-count="1137" meta:non-whitespace-character-count="984"/>
  </office:meta>
</office:document-meta>
</file>